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786108" style:family="table" style:master-page-name="ta-mp-0x9786108">
      <style:table-properties table:display="true" style:writing-mode="lr-tb"/>
    </style:style>
    <style:style style:name="ta-0x9786260" style:family="table" style:master-page-name="ta-mp-0x9786260">
      <style:table-properties table:display="true" style:writing-mode="lr-tb"/>
    </style:style>
    <style:style style:name="ta-0x97863b8" style:family="table" style:master-page-name="ta-mp-0x97863b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77ea8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ecc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ec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7e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ed8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efc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ee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7ef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f14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f080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77f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77f2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27.70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figurar opciones de juego - ESC01" table:style-name="ta-0x9786108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977ecc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77eb40"/>
        </table:table-row>
        <table:table-row table:style-name="AROW-0">
          <table:table-cell table:number-columns-spanned="7" table:style-name="ACE-0x977ecc0" office:value-type="string" office:string-value="Descripcion del escenario: Escenario típico">
            <text:p>Descripcion del escenario: Escenario típico</text:p>
          </table:table-cell>
          <table:covered-table-cell table:number-columns-repeated="6"/>
          <table:table-cell table:number-columns-repeated="1017" table:style-name="ACE-0x977eb40"/>
        </table:table-row>
        <table:table-row table:style-name="AROW-0">
          <table:table-cell table:number-columns-spanned="3" table:style-name="ACE-0x977ecc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77ecc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77eb40"/>
        </table:table-row>
        <table:table-row table:style-name="AROW-0">
          <table:table-cell table:number-columns-repeated="1024" table:style-name="ACE-0x977eb40"/>
        </table:table-row>
        <table:table-row table:style-name="AROW-0">
          <table:table-cell table:style-name="ACE-0x977ea8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obtenidos">
            <text:p>Resultados obtenidos</text:p>
          </table:table-cell>
          <table:table-cell table:style-name="Gnumeric-default" office:value-type="string" office:string-value="La musica y sonidos no se escuchan en el juego y se activa el modo de pantalla completa. Ademas, el tipo de fichas es del tipo de &quot;Basicas&quot;.">
            <text:p>La musica y sonidos no se escuchan en el juego y se activa el modo de pantalla completa. Ademas, el tipo de fichas es del tipo de "Basicas"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1">
            <text:p>Ent-1</text:p>
          </table:table-cell>
          <table:table-cell table:number-columns-spanned="6" table:style-name="Gnumeric-default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2">
            <text:p>Ent-2</text:p>
          </table:table-cell>
          <table:table-cell table:number-columns-spanned="6" table:style-name="Gnumeric-default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3">
            <text:p>Ent-3</text:p>
          </table:table-cell>
          <table:table-cell table:style-name="Gnumeric-default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5">
            <text:p>Ent-5</text:p>
          </table:table-cell>
          <table:table-cell table:number-columns-spanned="6" table:style-name="Gnumeric-default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6">
            <text:p>Ent-6</text:p>
          </table:table-cell>
          <table:table-cell table:number-columns-spanned="6" table:style-name="Gnumeric-default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 table:style-name="Gnumeric-default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number-columns-repeated="1024" table:style-name="ACE-0x977eb40"/>
        </table:table-row>
        <table:table-row table:style-name="AROW-0">
          <table:table-cell table:style-name="ACE-0x977ea80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Defectos encontrados">
            <text:p>Defectos encontrados</text:p>
          </table:table-cell>
          <table:table-cell table:style-name="Gnumeric-default" office:value-type="string" office:string-value="El mensaje de cambios aplicados no tiene la funcionalidad para mantener la configuracion previa.">
            <text:p>El mensaje de cambios aplicados no tiene la funcionalidad para mantener la configuracion previ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obtenidos">
            <text:p>Resultados obtenidos</text:p>
          </table:table-cell>
          <table:table-cell table:style-name="Gnumeric-default" office:value-type="string" office:string-value="Se aplicaron los cambios, independientemente de si el usuario cambio de opinion.">
            <text:p>Se aplicaron los cambios, independientemente de si el usuario cambio de opinion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 tener la opcion de mantener la configuracion previa.">
            <text:p>Se esperaba tener la opcion de mantener la configuracion previ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1">
            <text:p>Ent-1</text:p>
          </table:table-cell>
          <table:table-cell table:number-columns-spanned="6" table:style-name="Gnumeric-default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2">
            <text:p>Ent-2</text:p>
          </table:table-cell>
          <table:table-cell table:number-columns-spanned="6" table:style-name="Gnumeric-default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3">
            <text:p>Ent-3</text:p>
          </table:table-cell>
          <table:table-cell table:style-name="Gnumeric-default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5">
            <text:p>Ent-5</text:p>
          </table:table-cell>
          <table:table-cell table:number-columns-spanned="6" table:style-name="Gnumeric-default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6">
            <text:p>Ent-6</text:p>
          </table:table-cell>
          <table:table-cell table:number-columns-spanned="6" table:style-name="Gnumeric-default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number-columns-repeated="1024" table:style-name="ACE-0x977eb40"/>
        </table:table-row>
        <table:table-row table:style-name="AROW-0">
          <table:table-cell table:style-name="ACE-0x977ea80" office:value-type="string" office:string-value="CP-03">
            <text:p>CP-03</text:p>
          </table:table-cell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Defectos encontrados">
            <text:p>Defectos encontrados</text:p>
          </table:table-cell>
          <table:table-cell table:style-name="Gnumeric-default" office:value-type="string" office:string-value="El boton de regresar no tiene funcionalidad para preguntar por cambios no guardados.">
            <text:p>El boton de regresar no tiene funcionalidad para preguntar por cambios no guardados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obtenidos">
            <text:p>Resultados obtenidos</text:p>
          </table:table-cell>
          <table:table-cell table:number-columns-spanned="6" table:style-name="Gnumeric-default" office:value-type="string" office:string-value="No se aplicaron los cambios y el sistema regreso al menu principal.">
            <text:p>No se aplicaron los cambios y el sistema regreso al menu principal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esperados">
            <text:p>Resultados esperados</text:p>
          </table:table-cell>
          <table:table-cell table:style-name="Gnumeric-default" office:value-type="string" office:string-value="Se esperaba que apareciera un dialogo para aplicar los cambios no guardados.">
            <text:p>Se esperaba que apareciera un dialogo para aplicar los cambios no guardados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1">
            <text:p>Ent-1</text:p>
          </table:table-cell>
          <table:table-cell table:number-columns-spanned="6" table:style-name="Gnumeric-default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2">
            <text:p>Ent-2</text:p>
          </table:table-cell>
          <table:table-cell table:number-columns-spanned="6" table:style-name="Gnumeric-default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3">
            <text:p>Ent-3</text:p>
          </table:table-cell>
          <table:table-cell table:style-name="Gnumeric-default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5">
            <text:p>Ent-5</text:p>
          </table:table-cell>
          <table:table-cell table:number-columns-spanned="6" table:style-name="Gnumeric-default" office:value-type="string" office:string-value="Se da click en &quot;Regresar&quot;">
            <text:p>Se da click en "Regresar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number-columns-repeated="1024" table:style-name="ACE-0x977eb40"/>
        </table:table-row>
        <table:table-row table:style-name="AROW-0">
          <table:table-cell table:style-name="ACE-0x977ea80" office:value-type="string" office:string-value="CP-04">
            <text:p>CP-04</text:p>
          </table:table-cell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Defectos encontrados">
            <text:p>Defectos encontrados</text:p>
          </table:table-cell>
          <table:table-cell table:style-name="Gnumeric-default" office:value-type="string" office:string-value="Ninguno.">
            <text:p>Ninguno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obtenidos">
            <text:p>Resultados obtenidos</text:p>
          </table:table-cell>
          <table:table-cell table:number-columns-spanned="6" table:style-name="Gnumeric-default" office:value-type="string" office:string-value="No se aplicaron los cambios y el sistema regreso al menu principal.">
            <text:p>No se aplicaron los cambios y el sistema regreso al menu principal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esperados">
            <text:p>Resultados esperados</text:p>
          </table:table-cell>
          <table:table-cell table:style-name="Gnumeric-default" office:value-type="string" office:string-value="Se esperaban los mismos resultados obtenidos.">
            <text:p>Se esperaban los mismos resultados obtenidos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1">
            <text:p>Ent-1</text:p>
          </table:table-cell>
          <table:table-cell table:number-columns-spanned="6" table:style-name="Gnumeric-default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2">
            <text:p>Ent-2</text:p>
          </table:table-cell>
          <table:table-cell table:number-columns-spanned="6" table:style-name="Gnumeric-default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3">
            <text:p>Ent-3</text:p>
          </table:table-cell>
          <table:table-cell table:style-name="Gnumeric-default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5">
            <text:p>Ent-5</text:p>
          </table:table-cell>
          <table:table-cell table:number-columns-spanned="6" table:style-name="Gnumeric-default" office:value-type="string" office:string-value="Se da click en &quot;Regresar&quot;">
            <text:p>Se da click en "Regresar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b40"/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number-columns-repeated="1024" table:style-name="ACE-0x977eb40"/>
        </table:table-row>
        <table:table-row table:style-name="AROW-0">
          <table:table-cell table:style-name="ACE-0x977ea80" office:value-type="string" office:string-value="CP-05">
            <text:p>CP-05</text:p>
          </table:table-cell>
          <table:table-cell table:number-columns-spanned="6"/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Defectos encontrados">
            <text:p>Defectos encontrados</text:p>
          </table:table-cell>
          <table:table-cell table:style-name="Gnumeric-default" office:value-type="string" office:string-value="Ninguno.">
            <text:p>Ninguno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obtenidos">
            <text:p>Resultados obtenidos</text:p>
          </table:table-cell>
          <table:table-cell table:style-name="Gnumeric-default" office:value-type="string" office:string-value="No se aplicaron los cambios y el sistema regreso al menu principal. Despues, volvio al menu de configuracion con las opciones sin modificar.">
            <text:p>No se aplicaron los cambios y el sistema regreso al menu principal. Despues, volvio al menu de configuracion con las opciones sin modificar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Resultados esperados">
            <text:p>Resultados esperados</text:p>
          </table:table-cell>
          <table:table-cell table:style-name="Gnumeric-default" office:value-type="string" office:string-value="Se esperaban los mismos resultados obtenidos.">
            <text:p>Se esperaban los mismos resultados obtenidos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1">
            <text:p>Ent-1</text:p>
          </table:table-cell>
          <table:table-cell table:number-columns-spanned="6" table:style-name="Gnumeric-default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2">
            <text:p>Ent-2</text:p>
          </table:table-cell>
          <table:table-cell table:number-columns-spanned="6" table:style-name="Gnumeric-default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3">
            <text:p>Ent-3</text:p>
          </table:table-cell>
          <table:table-cell table:style-name="Gnumeric-default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Gnumeric-default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5">
            <text:p>Ent-5</text:p>
          </table:table-cell>
          <table:table-cell table:number-columns-spanned="6" table:style-name="Gnumeric-default" office:value-type="string" office:string-value="Se da click en &quot;Regresar&quot;">
            <text:p>Se da click en "Regresar"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6">
            <text:p>Ent-6</text:p>
          </table:table-cell>
          <table:table-cell table:number-columns-spanned="6" table:style-name="Gnumeric-default" office:value-type="string" office:string-value="Se verifica que se este en el menu principal.">
            <text:p>Se verifica que se este en el menu principal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style-name="ACE-0x977ea80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la opcion de configuracion de opciones.">
            <text:p>Se da click en la opcion de configuracion de opciones.</text:p>
          </table:table-cell>
          <table:covered-table-cell table:number-columns-repeated="5"/>
          <table:table-cell table:number-columns-repeated="1017" table:style-name="ACE-0x977eb40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191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Configurar opciones de juego - ESC01'.$A$1"/>
          <table:named-expression table:name="Sheet_Title" table:expression="of:=&quot;Configurar opciones de juego - ESC01&quot;" table:base-cell-address="$'Configurar opciones de juego - ESC01'.$A$1"/>
        </table:named-expressions>
      </table:table>
      <table:table table:name="Configurar opciones de juego - ESC02" table:style-name="ta-0x9786260" table:print="false">
        <office:forms form:automatic-focus="false" form:apply-design-mode="false">
          <form:form/>
        </office:forms>
        <table:table-column table:default-cell-style-name="ACE-0x977ee40" table:style-name="ACOL-1"/>
        <table:table-column table:default-cell-style-name="ACE-0x977ee40" table:style-name="ACOL-0" table:number-columns-repeated="3"/>
        <table:table-column table:default-cell-style-name="ACE-0x977ee40" table:style-name="ACOL-0" table:number-columns-repeated="1020"/>
        <table:table-row table:style-name="AROW-0">
          <table:table-cell table:number-columns-spanned="7" table:style-name="ACE-0x977efc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77ef00"/>
        </table:table-row>
        <table:table-row table:style-name="AROW-0">
          <table:table-cell table:number-columns-spanned="7" table:style-name="ACE-0x977efc0" office:value-type="string" office:string-value="Descripcion del escenario: Escenario alternativo">
            <text:p>Descripcion del escenario: Escenario alternativo</text:p>
          </table:table-cell>
          <table:covered-table-cell table:number-columns-repeated="6"/>
          <table:table-cell table:number-columns-repeated="1017" table:style-name="ACE-0x977ef00"/>
        </table:table-row>
        <table:table-row table:style-name="AROW-0">
          <table:table-cell table:number-columns-spanned="3" table:style-name="ACE-0x977efc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77efc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77ef00"/>
        </table:table-row>
        <table:table-row table:style-name="AROW-0">
          <table:table-cell table:number-columns-repeated="1024" table:style-name="ACE-0x977ef00"/>
        </table:table-row>
        <table:table-row table:style-name="AROW-0">
          <table:table-cell table:style-name="ACE-0x977ed8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Defectos encontrados">
            <text:p>Defectos encontrados</text:p>
          </table:table-cell>
          <table:table-cell table:number-columns-spanned="6" table:style-name="ACE-0x977ee40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Resultados obtenidos">
            <text:p>Resultados obtenidos</text:p>
          </table:table-cell>
          <table:table-cell table:style-name="ACE-0x977ee40" office:value-type="string" office:string-value="Se escuchan los sonidos y la musica en el juego, el modo de pantalla completa esta desactivado y las flechas son metalicas.">
            <text:p>Se escuchan los sonidos y la musica en el juego, el modo de pantalla completa esta desactivado y las flechas son metalic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Resultados esperados">
            <text:p>Resultados esperados</text:p>
          </table:table-cell>
          <table:table-cell table:number-columns-spanned="6" table:style-name="ACE-0x977ee40" office:value-type="string" office:string-value="Se esperaba los resultados que se obtuvieron.">
            <text:p>Se esperaba los resultados que se obtuvieron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">
            <text:p>Ent-1</text:p>
          </table:table-cell>
          <table:table-cell table:number-columns-spanned="6" table:style-name="ACE-0x977ee40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2">
            <text:p>Ent-2</text:p>
          </table:table-cell>
          <table:table-cell table:number-columns-spanned="6" table:style-name="ACE-0x977ee40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3">
            <text:p>Ent-3</text:p>
          </table:table-cell>
          <table:table-cell table:style-name="ACE-0x977ee40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4">
            <text:p>Ent-4</text:p>
          </table:table-cell>
          <table:table-cell table:number-columns-spanned="6" table:style-name="ACE-0x977ee40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5">
            <text:p>Ent-5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6">
            <text:p>Ent-6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7">
            <text:p>Ent-7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8">
            <text:p>Ent-8</text:p>
          </table:table-cell>
          <table:table-cell table:number-columns-spanned="6" table:style-name="ACE-0x977ee40" office:value-type="string" office:string-value="Se elige el valor maximo de volumen para los sonidos.">
            <text:p>Se elige el valor maximo de volumen para los sonid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9">
            <text:p>Ent-9</text:p>
          </table:table-cell>
          <table:table-cell table:number-columns-spanned="6" table:style-name="ACE-0x977ee40" office:value-type="string" office:string-value="Se elige el valor maximo de volumen para la musica.">
            <text:p>Se elige el valor maximo de volumen para la musica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0">
            <text:p>Ent-10</text:p>
          </table:table-cell>
          <table:table-cell table:style-name="ACE-0x977ee40" office:value-type="string" office:string-value="Se elige que no se quiere activar el modo de pantalla completa.">
            <text:p>Se elige que no se quiere activar el modo de pantalla completa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1">
            <text:p>Ent-11</text:p>
          </table:table-cell>
          <table:table-cell table:number-columns-spanned="6" table:style-name="ACE-0x977ee40" office:value-type="string" office:string-value="Se elige el tipo de fichas &quot;Metalicas&quot;">
            <text:p>Se elige el tipo de fichas "Metalica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2">
            <text:p>Ent-12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3">
            <text:p>Ent-13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4">
            <text:p>Ent-14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f00"/>
          <table:table-cell table:number-columns-spanned="6"/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number-columns-repeated="1024" table:style-name="ACE-0x977ef00"/>
        </table:table-row>
        <table:table-row table:style-name="AROW-0">
          <table:table-cell table:style-name="ACE-0x977ed80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Defectos encontrados">
            <text:p>Defectos encontrados</text:p>
          </table:table-cell>
          <table:table-cell table:number-columns-spanned="6" table:style-name="ACE-0x977ee40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Resultados obtenidos">
            <text:p>Resultados obtenidos</text:p>
          </table:table-cell>
          <table:table-cell table:style-name="ACE-0x977ee40" office:value-type="string" office:string-value="La musica y sonidos no se escuchan en el juego y se activa el modo de pantalla completa. Ademas, el tipo de fichas es del tipo de &quot;Basicas&quot;.">
            <text:p>La musica y sonidos no se escuchan en el juego y se activa el modo de pantalla completa. Ademas, el tipo de fichas es del tipo de "Basicas"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Resultados esperados">
            <text:p>Resultados esperados</text:p>
          </table:table-cell>
          <table:table-cell table:number-columns-spanned="6" table:style-name="ACE-0x977ee40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">
            <text:p>Ent-1</text:p>
          </table:table-cell>
          <table:table-cell table:number-columns-spanned="6" table:style-name="ACE-0x977ee40" office:value-type="string" office:string-value="Se elige el valor minimo de volumen para los sonidos.">
            <text:p>Se elige el valor minimo de volumen para los sonid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2">
            <text:p>Ent-2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3">
            <text:p>Ent-3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4">
            <text:p>Ent-4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5">
            <text:p>Ent-5</text:p>
          </table:table-cell>
          <table:table-cell table:number-columns-spanned="6" table:style-name="ACE-0x977ee40" office:value-type="string" office:string-value="Se elige el valor minimo de volumen para la musica.">
            <text:p>Se elige el valor minimo de volumen para la musica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6">
            <text:p>Ent-6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7">
            <text:p>Ent-7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8">
            <text:p>Ent-8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9">
            <text:p>Ent-9</text:p>
          </table:table-cell>
          <table:table-cell table:number-columns-spanned="6" table:style-name="ACE-0x977ee40" office:value-type="string" office:string-value="Se elige que se quiere activar la opcion de usar el modo de pantalla completa.">
            <text:p>Se elige que se quiere activar la opcion de usar el modo de pantalla completa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0">
            <text:p>Ent-10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1">
            <text:p>Ent-11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2">
            <text:p>Ent-12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3">
            <text:p>Ent-13</text:p>
          </table:table-cell>
          <table:table-cell table:number-columns-spanned="6" table:style-name="ACE-0x977ee40" office:value-type="string" office:string-value="Se elige el tipo de fichas &quot;Basicas&quot;">
            <text:p>Se elige el tipo de fichas "Basica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4">
            <text:p>Ent-14</text:p>
          </table:table-cell>
          <table:table-cell table:number-columns-spanned="6" table:style-name="ACE-0x977ee40" office:value-type="string" office:string-value="Se da click en &quot;Modificar opciones&quot;">
            <text:p>Se da click en "Modificar opciones"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5">
            <text:p>Ent-15</text:p>
          </table:table-cell>
          <table:table-cell table:number-columns-spanned="6" table:style-name="ACE-0x977ee40" office:value-type="string" office:string-value="Se verifica que aparezca un mensaje indicando que se aplicaron los cambios.">
            <text:p>Se verifica que aparezca un mensaje indicando que se aplicaron los cambios.</text:p>
          </table:table-cell>
          <table:covered-table-cell table:number-columns-repeated="5"/>
          <table:table-cell table:number-columns-repeated="1017" table:style-name="ACE-0x977ef00"/>
        </table:table-row>
        <table:table-row table:style-name="AROW-0">
          <table:table-cell table:style-name="ACE-0x977ed80" office:value-type="string" office:string-value="Ent-16">
            <text:p>Ent-16</text:p>
          </table:table-cell>
          <table:table-cell table:style-name="ACE-0x977ee40" office:value-type="string" office:string-value="Se verifica que, al darle aceptar al mensaje, se vuelva al menu de configuracion con las nuevas opciones cargadas.">
            <text:p>Se verifica que, al darle aceptar al mensaje, se vuelva al menu de configuracion con las nuevas opciones cargadas.</text:p>
          </table:table-cell>
          <table:table-cell table:number-columns-repeated="5" table:style-name="ACE-0x977ee40"/>
          <table:table-cell table:number-columns-repeated="1017" table:style-name="ACE-0x977ef00"/>
        </table:table-row>
        <table:table-row table:style-name="AROW-0">
          <table:table-cell table:number-columns-repeated="8" table:style-name="ACE-0x977ee40"/>
          <table:table-cell table:number-columns-repeated="1016" table:style-name="ACE-0x977ee40"/>
        </table:table-row>
        <table:table-row table:style-name="AROW-0" table:number-rows-repeated="3">
          <table:table-cell table:number-columns-repeated="8" table:style-name="ACE-0x977ee40"/>
          <table:table-cell table:number-columns-repeated="1016" table:style-name="ACE-0x977ee40"/>
        </table:table-row>
        <table:table-row table:style-name="AROW-0">
          <table:table-cell table:number-columns-repeated="8" table:style-name="ACE-0x977ee40"/>
          <table:table-cell table:number-columns-repeated="1016" table:style-name="ACE-0x977ee40"/>
        </table:table-row>
        <table:table-row table:style-name="AROW-0" table:number-rows-repeated="207">
          <table:table-cell table:number-columns-repeated="8" table:style-name="ACE-0x977ee40"/>
          <table:table-cell table:number-columns-repeated="1016" table:style-name="ACE-0x977ee40"/>
        </table:table-row>
        <table:table-row table:style-name="AROW-0">
          <table:table-cell table:number-columns-repeated="1024" table:style-name="ACE-0x977ee40"/>
        </table:table-row>
        <table:table-row table:style-name="AROW-0" table:number-rows-repeated="3839">
          <table:table-cell table:number-columns-repeated="1024" table:style-name="ACE-0x977ee40"/>
        </table:table-row>
        <table:table-row table:style-name="AROW-0">
          <table:table-cell table:number-columns-repeated="1024" table:style-name="ACE-0x977ee40"/>
        </table:table-row>
        <table:table-row table:style-name="AROW-0" table:number-rows-repeated="61439">
          <table:table-cell table:number-columns-repeated="1024" table:style-name="ACE-0x977ee40"/>
        </table:table-row>
        <table:table-row table:style-name="AROW-0">
          <table:table-cell table:number-columns-repeated="1024" table:style-name="ACE-0x977ee40"/>
        </table:table-row>
        <table:table-row table:style-name="AROW-0" table:number-rows-repeated="983039">
          <table:table-cell table:number-columns-repeated="1024" table:style-name="ACE-0x977ee40"/>
        </table:table-row>
        <table:named-expressions>
          <table:named-expression table:name="Print_Area" table:expression="of:=#REF!" table:base-cell-address="$'Configurar opciones de juego - ESC02'.$A$1"/>
          <table:named-expression table:name="Sheet_Title" table:expression="of:=&quot;Configurar opciones de juego - ESC02&quot;" table:base-cell-address="$'Configurar opciones de juego - ESC02'.$A$1"/>
        </table:named-expressions>
      </table:table>
      <table:table table:name="Configurar opciones de juego - ESC03" table:style-name="ta-0x97863b8" table:print="false">
        <office:forms form:automatic-focus="false" form:apply-design-mode="false">
          <form:form/>
        </office:forms>
        <table:table-column table:default-cell-style-name="ACE-0x977f200" table:style-name="ACOL-1"/>
        <table:table-column table:default-cell-style-name="ACE-0x977f200" table:style-name="ACOL-0" table:number-columns-repeated="3"/>
        <table:table-column table:default-cell-style-name="ACE-0x977f200" table:style-name="ACOL-0" table:number-columns-repeated="1020"/>
        <table:table-row table:style-name="AROW-0">
          <table:table-cell table:number-columns-spanned="7" table:style-name="ACE-0x977f080" office:value-type="string" office:string-value="Caso de uso: Configurar opciones de juego">
            <text:p>Caso de uso: Configurar opciones de juego</text:p>
          </table:table-cell>
          <table:covered-table-cell table:number-columns-repeated="6"/>
          <table:table-cell table:number-columns-repeated="1017" table:style-name="ACE-0x977f2c0"/>
        </table:table-row>
        <table:table-row table:style-name="AROW-0">
          <table:table-cell table:number-columns-spanned="7" table:style-name="ACE-0x977f080" office:value-type="string" office:string-value="Descripcion del escenario: Escenario excepcional">
            <text:p>Descripcion del escenario: Escenario excepcional</text:p>
          </table:table-cell>
          <table:covered-table-cell table:number-columns-repeated="6"/>
          <table:table-cell table:number-columns-repeated="1017" table:style-name="ACE-0x977f2c0"/>
        </table:table-row>
        <table:table-row table:style-name="AROW-0">
          <table:table-cell table:number-columns-spanned="3" table:style-name="ACE-0x977f080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77f080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77f2c0"/>
        </table:table-row>
        <table:table-row table:style-name="AROW-0">
          <table:table-cell table:number-columns-repeated="1024" table:style-name="ACE-0x977f2c0"/>
        </table:table-row>
        <table:table-row table:style-name="AROW-0">
          <table:table-cell table:style-name="ACE-0x977f140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77f2c0"/>
        </table:table-row>
        <table:table-row table:style-name="AROW-0">
          <table:table-cell table:style-name="ACE-0x977f140" office:value-type="string" office:string-value="Defectos encontrados">
            <text:p>Defectos encontrados</text:p>
          </table:table-cell>
          <table:table-cell table:number-columns-spanned="6" table:style-name="ACE-0x977f200" office:value-type="string" office:string-value="Ninguno. El mensaje es meramente estetico.">
            <text:p>Ninguno. El mensaje es meramente estetico.</text:p>
          </table:table-cell>
          <table:covered-table-cell table:number-columns-repeated="5"/>
          <table:table-cell table:number-columns-repeated="1017" table:style-name="ACE-0x977f2c0"/>
        </table:table-row>
        <table:table-row table:style-name="AROW-0">
          <table:table-cell table:style-name="ACE-0x977f140" office:value-type="string" office:string-value="Resultados obtenidos">
            <text:p>Resultados obtenidos</text:p>
          </table:table-cell>
          <table:table-cell table:number-columns-spanned="6" table:style-name="ACE-0x977f200" office:value-type="string" office:string-value="Aparecio la ventana de cambios aplicados.">
            <text:p>Aparecio la ventana de cambios aplicados.</text:p>
          </table:table-cell>
          <table:covered-table-cell table:number-columns-repeated="5"/>
          <table:table-cell table:number-columns-repeated="1017" table:style-name="ACE-0x977f2c0"/>
        </table:table-row>
        <table:table-row table:style-name="AROW-0">
          <table:table-cell table:style-name="ACE-0x977f140" office:value-type="string" office:string-value="Resultados esperados">
            <text:p>Resultados esperados</text:p>
          </table:table-cell>
          <table:table-cell table:number-columns-spanned="6" table:style-name="ACE-0x977f200" office:value-type="string" office:string-value="Se esperaba que no saliera el mensaje de de cambios aplicados.">
            <text:p>Se esperaba que no saliera el mensaje de de cambios aplicados.</text:p>
          </table:table-cell>
          <table:covered-table-cell table:number-columns-repeated="5"/>
          <table:table-cell table:number-columns-repeated="1017" table:style-name="ACE-0x977f2c0"/>
        </table:table-row>
        <table:table-row table:style-name="AROW-0">
          <table:table-cell table:style-name="ACE-0x977f140" office:value-type="string" office:string-value="Ent-1">
            <text:p>Ent-1</text:p>
          </table:table-cell>
          <table:table-cell table:number-columns-spanned="6" table:style-name="ACE-0x977f200" office:value-type="string" office:string-value="Se da click en &quot;Modificar cambios&quot;">
            <text:p>Se da click en "Modificar cambios"</text:p>
          </table:table-cell>
          <table:covered-table-cell table:number-columns-repeated="5"/>
          <table:table-cell table:number-columns-repeated="1017" table:style-name="ACE-0x977f2c0"/>
        </table:table-row>
        <table:table-row table:style-name="AROW-0">
          <table:table-cell table:number-columns-repeated="8" table:style-name="ACE-0x977f200"/>
          <table:table-cell table:number-columns-repeated="1016" table:style-name="ACE-0x977f200"/>
        </table:table-row>
        <table:table-row table:style-name="AROW-0" table:number-rows-repeated="6">
          <table:table-cell table:number-columns-repeated="8" table:style-name="ACE-0x977f200"/>
          <table:table-cell table:number-columns-repeated="1016" table:style-name="ACE-0x977f200"/>
        </table:table-row>
        <table:table-row table:style-name="AROW-0">
          <table:table-cell table:number-columns-repeated="8" table:style-name="ACE-0x977f200"/>
          <table:table-cell table:number-columns-repeated="1016" table:style-name="ACE-0x977f200"/>
        </table:table-row>
        <table:table-row table:style-name="AROW-0" table:number-rows-repeated="239">
          <table:table-cell table:number-columns-repeated="8" table:style-name="ACE-0x977f200"/>
          <table:table-cell table:number-columns-repeated="1016" table:style-name="ACE-0x977f200"/>
        </table:table-row>
        <table:table-row table:style-name="AROW-0">
          <table:table-cell table:number-columns-repeated="1024" table:style-name="ACE-0x977f200"/>
        </table:table-row>
        <table:table-row table:style-name="AROW-0" table:number-rows-repeated="3839">
          <table:table-cell table:number-columns-repeated="1024" table:style-name="ACE-0x977f200"/>
        </table:table-row>
        <table:table-row table:style-name="AROW-0">
          <table:table-cell table:number-columns-repeated="1024" table:style-name="ACE-0x977f200"/>
        </table:table-row>
        <table:table-row table:style-name="AROW-0" table:number-rows-repeated="61439">
          <table:table-cell table:number-columns-repeated="1024" table:style-name="ACE-0x977f200"/>
        </table:table-row>
        <table:table-row table:style-name="AROW-0">
          <table:table-cell table:number-columns-repeated="1024" table:style-name="ACE-0x977f200"/>
        </table:table-row>
        <table:table-row table:style-name="AROW-0" table:number-rows-repeated="983039">
          <table:table-cell table:number-columns-repeated="1024" table:style-name="ACE-0x977f200"/>
        </table:table-row>
        <table:named-expressions>
          <table:named-expression table:name="Print_Area" table:expression="of:=#REF!" table:base-cell-address="$'Configurar opciones de juego - ESC03'.$A$1"/>
          <table:named-expression table:name="Sheet_Title" table:expression="of:=&quot;Configurar opciones de juego - ESC03&quot;" table:base-cell-address="$'Configurar opciones de juego - ESC0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976657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7a79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8530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786108" style:display-name="Configurar opciones de juego - ESC01" style:page-layout-name="pl-0x97665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86260" style:display-name="Configurar opciones de juego - ESC02" style:page-layout-name="pl-0x97a79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863b8" style:display-name="Configurar opciones de juego - ESC03" style:page-layout-name="pl-0x98530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6-26T06:51:46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